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0.16pt" svg:height="332.05pt" svg:x="724.48pt" svg:y="9.04pt">
            <loext:p draw:notify-on-update-of-ranges="Sheet1.F3:Sheet1.F3 Sheet1.F4:Sheet1.F20 Sheet1.G3:Sheet1.G3 Sheet1.G4:Sheet1.G20 Sheet1.F3:Sheet1.F3 Sheet1.F4:Sheet1.F20 Sheet1.H3:Sheet1.H3 Sheet1.H4:Sheet1.H20 Sheet1.F3:Sheet1.F3 Sheet1.F4:Sheet1.F20 Sheet1.I3:Sheet1.I3 Sheet1.I4:Sheet1.I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9pt" svg:height="281.59pt" svg:x="760.37pt" svg:y="344.86pt">
            <loext:p draw:notify-on-update-of-ranges="Sheet1.F30:Sheet1.F30 Sheet1.F31:Sheet1.F47 Sheet1.G30:Sheet1.G30 Sheet1.G31:Sheet1.G47 Sheet1.F30:Sheet1.F30 Sheet1.F31:Sheet1.F47 Sheet1.H30:Sheet1.H30 Sheet1.H31:Sheet1.H47 Sheet1.F30:Sheet1.F30 Sheet1.F31:Sheet1.F47 Sheet1.I30:Sheet1.I30 Sheet1.I31:Sheet1.I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6pt" svg:height="255.26pt" svg:x="787.61pt" svg:y="671.61pt">
            <loext:p draw:notify-on-update-of-ranges="Sheet1.F55:Sheet1.F55 Sheet1.F56:Sheet1.F72 Sheet1.G55:Sheet1.G55 Sheet1.G56:Sheet1.G72 Sheet1.F55:Sheet1.F55 Sheet1.F56:Sheet1.F72 Sheet1.H55:Sheet1.H55 Sheet1.H56:Sheet1.H7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6pt" svg:height="281.57pt" svg:x="1239.87pt" svg:y="342.62pt">
            <loext:p draw:notify-on-update-of-ranges="Sheet1.F30:Sheet1.F30 Sheet1.F31:Sheet1.F40 Sheet1.G30:Sheet1.G30 Sheet1.G31:Sheet1.G40 Sheet1.F30:Sheet1.F30 Sheet1.F31:Sheet1.F40 Sheet1.H30:Sheet1.H30 Sheet1.H31:Sheet1.H40 Sheet1.F30:Sheet1.F30 Sheet1.F31:Sheet1.F40 Sheet1.I30:Sheet1.I30 Sheet1.I31:Sheet1.I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XeonPH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52.1906" calcext:value-type="float">
            <text:p>52.1906</text:p>
          </table:table-cell>
          <table:table-cell table:formula="of:=AVERAGE([.C4:.C10])" office:value-type="float" office:value="63.30264" calcext:value-type="float">
            <text:p>63.302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62.148" calcext:value-type="float">
            <text:p>62.148</text:p>
          </table:table-cell>
          <table:table-cell table:formula="of:=[.D150]" office:value-type="float" office:value="63.25656" calcext:value-type="float">
            <text:p>63.25656</text:p>
          </table:table-cell>
          <table:table-cell table:formula="of:=[.D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2.0295" calcext:value-type="float">
            <text:p>62.0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21]" office:value-type="float" office:value="33.9133" calcext:value-type="float">
            <text:p>33.9133</text:p>
          </table:table-cell>
          <table:table-cell table:formula="of:=[.D158]" office:value-type="float" office:value="32.9704" calcext:value-type="float">
            <text:p>32.9704</text:p>
          </table:table-cell>
          <table:table-cell table:formula="of:=[.I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6059" calcext:value-type="float">
            <text:p>93.60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D29]" office:value-type="float" office:value="22.29696" calcext:value-type="float">
            <text:p>22.29696</text:p>
          </table:table-cell>
          <table:table-cell table:formula="of:=[.D166]" office:value-type="float" office:value="23.32018" calcext:value-type="float">
            <text:p>23.32018</text:p>
          </table:table-cell>
          <table:table-cell table:formula="of:=[.I5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8.2699" calcext:value-type="float">
            <text:p>68.26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37]" office:value-type="float" office:value="17.45844" calcext:value-type="float">
            <text:p>17.45844</text:p>
          </table:table-cell>
          <table:table-cell table:formula="of:=[.D174]" office:value-type="float" office:value="20.28014" calcext:value-type="float">
            <text:p>20.28014</text:p>
          </table:table-cell>
          <table:table-cell table:formula="of:=[.I6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3.1091" calcext:value-type="float">
            <text:p>63.1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D45]" office:value-type="float" office:value="15.53972" calcext:value-type="float">
            <text:p>15.53972</text:p>
          </table:table-cell>
          <table:table-cell table:formula="of:=[.D182]" office:value-type="float" office:value="16.06262" calcext:value-type="float">
            <text:p>16.06262</text:p>
          </table:table-cell>
          <table:table-cell table:formula="of:=[.I7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70.9141" calcext:value-type="float">
            <text:p>70.91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53]" office:value-type="float" office:value="14.5817" calcext:value-type="float">
            <text:p>14.5817</text:p>
          </table:table-cell>
          <table:table-cell table:formula="of:=[.D190]" office:value-type="float" office:value="14.02416" calcext:value-type="float">
            <text:p>14.02416</text:p>
          </table:table-cell>
          <table:table-cell table:formula="of:=[.I8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.0687" calcext:value-type="float">
            <text:p>45.06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D61]" office:value-type="float" office:value="10.91402" calcext:value-type="float">
            <text:p>10.91402</text:p>
          </table:table-cell>
          <table:table-cell table:formula="of:=[.D198]" office:value-type="float" office:value="12.35628" calcext:value-type="float">
            <text:p>12.35628</text:p>
          </table:table-cell>
          <table:table-cell table:formula="of:=[.I9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D69]" office:value-type="float" office:value="10.682582" calcext:value-type="float">
            <text:p>10.682582</text:p>
          </table:table-cell>
          <table:table-cell table:formula="of:=[.D206]" office:value-type="float" office:value="11.60091" calcext:value-type="float">
            <text:p>11.60091</text:p>
          </table:table-cell>
          <table:table-cell table:formula="of:=[.I10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string" calcext:value-type="string">
            <text:p>FastFlow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D77]" office:value-type="float" office:value="10.494226" calcext:value-type="float">
            <text:p>10.494226</text:p>
          </table:table-cell>
          <table:table-cell table:formula="of:=[.D214]" office:value-type="float" office:value="9.987032" calcext:value-type="float">
            <text:p>9.987032</text:p>
          </table:table-cell>
          <table:table-cell table:formula="of:=[.I11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369" calcext:value-type="float">
            <text:p>54.2369</text:p>
          </table:table-cell>
          <table:table-cell/>
          <table:table-cell table:formula="of:=AVERAGE([.C13:.C19])" office:value-type="float" office:value="62.148" calcext:value-type="float">
            <text:p>62.1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5]" office:value-type="float" office:value="10.500848" calcext:value-type="float">
            <text:p>10.500848</text:p>
          </table:table-cell>
          <table:table-cell table:formula="of:=[.D222]" office:value-type="float" office:value="9.563718" calcext:value-type="float">
            <text:p>9.563718</text:p>
          </table:table-cell>
          <table:table-cell table:formula="of:=[.I12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728" calcext:value-type="float">
            <text:p>59.7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93]" office:value-type="float" office:value="6.166552" calcext:value-type="float">
            <text:p>6.166552</text:p>
          </table:table-cell>
          <table:table-cell table:formula="of:=[.D230]" office:value-type="float" office:value="5.990132" calcext:value-type="float">
            <text:p>5.990132</text:p>
          </table:table-cell>
          <table:table-cell table:formula="of:=[.I13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.7648" calcext:value-type="float">
            <text:p>69.76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1]" office:value-type="float" office:value="5.39024" calcext:value-type="float">
            <text:p>5.39024</text:p>
          </table:table-cell>
          <table:table-cell table:formula="of:=[.D238]" office:value-type="float" office:value="5.107418" calcext:value-type="float">
            <text:p>5.107418</text:p>
          </table:table-cell>
          <table:table-cell table:formula="of:=[.I14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.7365" calcext:value-type="float">
            <text:p>50.73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9]" office:value-type="float" office:value="4.643482" calcext:value-type="float">
            <text:p>4.643482</text:p>
          </table:table-cell>
          <table:table-cell table:formula="of:=[.D246]" office:value-type="float" office:value="4.606628" calcext:value-type="float">
            <text:p>4.606628</text:p>
          </table:table-cell>
          <table:table-cell table:formula="of:=[.I15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0.1373" calcext:value-type="float">
            <text:p>70.13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7]" office:value-type="float" office:value="4.5837" calcext:value-type="float">
            <text:p>4.5837</text:p>
          </table:table-cell>
          <table:table-cell table:formula="of:=[.D254]" office:value-type="float" office:value="4.260632" calcext:value-type="float">
            <text:p>4.260632</text:p>
          </table:table-cell>
          <table:table-cell table:formula="of:=[.I16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179688" calcext:value-type="float">
            <text:p>4.179688</text:p>
          </table:table-cell>
          <table:table-cell table:formula="of:=[.D262]" office:value-type="float" office:value="4.46743" calcext:value-type="float">
            <text:p>4.46743</text:p>
          </table:table-cell>
          <table:table-cell table:formula="of:=[.I17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3734" calcext:value-type="float">
            <text:p>60.37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33]" office:value-type="float" office:value="4.132976" calcext:value-type="float">
            <text:p>4.132976</text:p>
          </table:table-cell>
          <table:table-cell table:formula="of:=[.D270]" office:value-type="float" office:value="4.669468" calcext:value-type="float">
            <text:p>4.669468</text:p>
          </table:table-cell>
          <table:table-cell table:formula="of:=[.I18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D141]" office:value-type="float" office:value="4.805742" calcext:value-type="float">
            <text:p>4.805742</text:p>
          </table:table-cell>
          <table:table-cell table:formula="of:=[.D278]" office:value-type="float" office:value="3.935906" calcext:value-type="float">
            <text:p>3.935906</text:p>
          </table:table-cell>
          <table:table-cell table:formula="of:=[.I19]" office:value-type="float" office:value="63.30264" calcext:value-type="float">
            <text:p>63.302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93" calcext:value-type="float">
            <text:p>28.1693</text:p>
          </table:table-cell>
          <table:table-cell/>
          <table:table-cell table:formula="of:=AVERAGE([.C21:.C27])" office:value-type="float" office:value="33.9133" calcext:value-type="float">
            <text:p>33.91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0357" calcext:value-type="float">
            <text:p>35.035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963" calcext:value-type="float">
            <text:p>44.896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351" calcext:value-type="float">
            <text:p>30.03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096" calcext:value-type="float">
            <text:p>30.00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.7588" calcext:value-type="float">
            <text:p>38.758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7273" calcext:value-type="float">
            <text:p>35.727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4344" calcext:value-type="float">
            <text:p>22.4344</text:p>
          </table:table-cell>
          <table:table-cell table:formula="of:=AVERAGE([.C29:.C35])" office:value-type="float" office:value="22.29696" calcext:value-type="float">
            <text:p>22.29696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9833" calcext:value-type="float">
            <text:p>21.9833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411" calcext:value-type="float">
            <text:p>20.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4]/[.G4]" office:value-type="float" office:value="1.01857887623093" calcext:value-type="float">
            <text:p>1.0185788762</text:p>
          </table:table-cell>
          <table:table-cell table:formula="of:=[.I4]/[.H4]" office:value-type="float" office:value="1.00072846199667" calcext:value-type="float">
            <text:p>1.0007284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8966" calcext:value-type="float">
            <text:p>21.89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]/[.G5]" office:value-type="float" office:value="1.86660218852191" calcext:value-type="float">
            <text:p>1.8666021885</text:p>
          </table:table-cell>
          <table:table-cell table:formula="of:=[.I5]/[.H5]" office:value-type="float" office:value="1.9199839856356" calcext:value-type="float">
            <text:p>1.91998398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27" calcext:value-type="float">
            <text:p>20.0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I6]/[.G6]" office:value-type="float" office:value="2.8390704383019" calcext:value-type="float">
            <text:p>2.8390704383</text:p>
          </table:table-cell>
          <table:table-cell table:formula="of:=[.I6]/[.H6]" office:value-type="float" office:value="2.71450048841819" calcext:value-type="float">
            <text:p>2.71450048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109" calcext:value-type="float">
            <text:p>30.61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I7]/[.G7]" office:value-type="float" office:value="3.62590472000935" calcext:value-type="float">
            <text:p>3.62590472</text:p>
          </table:table-cell>
          <table:table-cell table:formula="of:=[.I7]/[.H7]" office:value-type="float" office:value="3.12141040446466" calcext:value-type="float">
            <text:p>3.12141040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7595" calcext:value-type="float">
            <text:p>24.75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8]/[.G8]" office:value-type="float" office:value="4.0736023557696" calcext:value-type="float">
            <text:p>4.0736023558</text:p>
          </table:table-cell>
          <table:table-cell table:formula="of:=[.I8]/[.H8]" office:value-type="float" office:value="3.94099094668242" calcext:value-type="float">
            <text:p>3.94099094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9]/[.G9]" office:value-type="float" office:value="4.34123867587456" calcext:value-type="float">
            <text:p>4.3412386759</text:p>
          </table:table-cell>
          <table:table-cell table:formula="of:=[.I9]/[.H9]" office:value-type="float" office:value="4.513827566143" calcext:value-type="float">
            <text:p>4.513827566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086" calcext:value-type="float">
            <text:p>20.8086</text:p>
          </table:table-cell>
          <table:table-cell/>
          <table:table-cell table:formula="of:=AVERAGE([.C37:.C43])" office:value-type="float" office:value="17.45844" calcext:value-type="float">
            <text:p>17.4584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0]/[.G10]" office:value-type="float" office:value="5.80012131185393" calcext:value-type="float">
            <text:p>5.8001213119</text:p>
          </table:table-cell>
          <table:table-cell table:formula="of:=[.I10]/[.H10]" office:value-type="float" office:value="5.12311472384893" calcext:value-type="float">
            <text:p>5.123114723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475" calcext:value-type="float">
            <text:p>18.94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1]/[.G11]" office:value-type="float" office:value="5.92578086458873" calcext:value-type="float">
            <text:p>5.9257808646</text:p>
          </table:table-cell>
          <table:table-cell table:formula="of:=[.I11]/[.H11]" office:value-type="float" office:value="5.45669606953248" calcext:value-type="float">
            <text:p>5.45669606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56" calcext:value-type="float">
            <text:p>14.0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I12]/[.G12]" office:value-type="float" office:value="6.03213995963113" calcext:value-type="float">
            <text:p>6.0321399596</text:p>
          </table:table-cell>
          <table:table-cell table:formula="of:=[.I12]/[.H12]" office:value-type="float" office:value="6.33848374572145" calcext:value-type="float">
            <text:p>6.33848374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.4244" calcext:value-type="float">
            <text:p>17.42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13]/[.G13]" office:value-type="float" office:value="6.02833599724518" calcext:value-type="float">
            <text:p>6.0283359972</text:p>
          </table:table-cell>
          <table:table-cell table:formula="of:=[.I13]/[.H13]" office:value-type="float" office:value="6.6190408374651" calcext:value-type="float">
            <text:p>6.61904083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5465" calcext:value-type="float">
            <text:p>15.54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I14]/[.G14]" office:value-type="float" office:value="10.2654838554836" calcext:value-type="float">
            <text:p>10.2654838555</text:p>
          </table:table-cell>
          <table:table-cell table:formula="of:=[.I14]/[.H14]" office:value-type="float" office:value="10.5678205421851" calcext:value-type="float">
            <text:p>10.56782054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9736" calcext:value-type="float">
            <text:p>15.97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I15]/[.G15]" office:value-type="float" office:value="11.7439371901808" calcext:value-type="float">
            <text:p>11.7439371902</text:p>
          </table:table-cell>
          <table:table-cell table:formula="of:=[.I15]/[.H15]" office:value-type="float" office:value="12.39425478784" calcext:value-type="float">
            <text:p>12.394254787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4002" calcext:value-type="float">
            <text:p>19.40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I16]/[.G16]" office:value-type="float" office:value="13.6325800336902" calcext:value-type="float">
            <text:p>13.6325800337</text:p>
          </table:table-cell>
          <table:table-cell table:formula="of:=[.I16]/[.H16]" office:value-type="float" office:value="13.7416435622759" calcext:value-type="float">
            <text:p>13.74164356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I17]/[.G17]" office:value-type="float" office:value="13.8103802604883" calcext:value-type="float">
            <text:p>13.8103802605</text:p>
          </table:table-cell>
          <table:table-cell table:formula="of:=[.I17]/[.H17]" office:value-type="float" office:value="14.8575704261715" calcext:value-type="float">
            <text:p>14.857570426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6363" calcext:value-type="float">
            <text:p>24.6363</text:p>
          </table:table-cell>
          <table:table-cell table:formula="of:=AVERAGE([.C45:.C51])" office:value-type="float" office:value="15.53972" calcext:value-type="float">
            <text:p>15.5397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18]/[.G18]" office:value-type="float" office:value="15.14530271159" calcext:value-type="float">
            <text:p>15.1453027116</text:p>
          </table:table-cell>
          <table:table-cell table:formula="of:=[.I18]/[.H18]" office:value-type="float" office:value="14.1698112785203" calcext:value-type="float">
            <text:p>14.169811278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6221" calcext:value-type="float">
            <text:p>12.62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19]/[.G19]" office:value-type="float" office:value="15.3164789730209" calcext:value-type="float">
            <text:p>15.316478973</text:p>
          </table:table-cell>
          <table:table-cell table:formula="of:=[.I19]/[.H19]" office:value-type="float" office:value="13.5567135271084" calcext:value-type="float">
            <text:p>13.556713527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936" calcext:value-type="float">
            <text:p>10.293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I20]/[.G20]" office:value-type="float" office:value="13.1722926449235" calcext:value-type="float">
            <text:p>13.1722926449</text:p>
          </table:table-cell>
          <table:table-cell table:formula="of:=[.I20]/[.H20]" office:value-type="float" office:value="16.0833719097966" calcext:value-type="float">
            <text:p>16.083371909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534" calcext:value-type="float">
            <text:p>31.25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6815" calcext:value-type="float">
            <text:p>16.681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436" calcext:value-type="float">
            <text:p>12.4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.3227" calcext:value-type="float">
            <text:p>11.322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315" calcext:value-type="float">
            <text:p>18.1315</text:p>
          </table:table-cell>
          <table:table-cell/>
          <table:table-cell table:formula="of:=AVERAGE([.C53:.C59])" office:value-type="float" office:value="14.5817" calcext:value-type="float">
            <text:p>14.581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7239" calcext:value-type="float">
            <text:p>14.7239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726" calcext:value-type="float">
            <text:p>11.8726</text:p>
          </table:table-cell>
          <table:table-cell table:number-columns-repeated="3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astFlow(1)</text:p>
          </table:table-cell>
          <table:table-cell office:value-type="string" calcext:value-type="string">
            <text:p>Threads(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559" calcext:value-type="float">
            <text:p>15.6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56]/[.G4]" office:value-type="float" office:value="1" calcext:value-type="float">
            <text:p>1</text:p>
          </table:table-cell>
          <table:table-cell table:formula="of:=[.J56]/[.H4]" office:value-type="float" office:value="1" calcext:value-type="float">
            <text:p>1</text:p>
          </table:table-cell>
          <table:table-cell table:formula="of:=[.G4]" office:value-type="float" office:value="62.148" calcext:value-type="float">
            <text:p>62.148</text:p>
          </table:table-cell>
          <table:table-cell table:formula="of:=[.H4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4211" calcext:value-type="float">
            <text:p>15.42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7]/[.G5]" office:value-type="float" office:value="1.83255536913246" calcext:value-type="float">
            <text:p>1.8325553691</text:p>
          </table:table-cell>
          <table:table-cell table:formula="of:=[.J57]/[.H5]" office:value-type="float" office:value="1.91858636837891" calcext:value-type="float">
            <text:p>1.9185863684</text:p>
          </table:table-cell>
          <table:table-cell table:formula="of:=[.I56]" office:value-type="float" office:value="62.148" calcext:value-type="float">
            <text:p>62.148</text:p>
          </table:table-cell>
          <table:table-cell table:formula="of:=[.J56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9732" calcext:value-type="float">
            <text:p>12.97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58]/[.G6]" office:value-type="float" office:value="2.78728580039611" calcext:value-type="float">
            <text:p>2.7872858004</text:p>
          </table:table-cell>
          <table:table-cell table:formula="of:=[.J58]/[.H6]" office:value-type="float" office:value="2.71252451739223" calcext:value-type="float">
            <text:p>2.7125245174</text:p>
          </table:table-cell>
          <table:table-cell table:formula="of:=[.I57]" office:value-type="float" office:value="62.148" calcext:value-type="float">
            <text:p>62.148</text:p>
          </table:table-cell>
          <table:table-cell table:formula="of:=[.J57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1344" calcext:value-type="float">
            <text:p>14.13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59]/[.G7]" office:value-type="float" office:value="3.55976822671441" calcext:value-type="float">
            <text:p>3.5597682267</text:p>
          </table:table-cell>
          <table:table-cell table:formula="of:=[.J59]/[.H7]" office:value-type="float" office:value="3.11913823080117" calcext:value-type="float">
            <text:p>3.1191382308</text:p>
          </table:table-cell>
          <table:table-cell table:formula="of:=[.I58]" office:value-type="float" office:value="62.148" calcext:value-type="float">
            <text:p>62.148</text:p>
          </table:table-cell>
          <table:table-cell table:formula="of:=[.J58]" office:value-type="float" office:value="63.25656" calcext:value-type="float">
            <text:p>63.2565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I60]/[.G8]" office:value-type="float" office:value="3.99929985868471" calcext:value-type="float">
            <text:p>3.9992998587</text:p>
          </table:table-cell>
          <table:table-cell table:formula="of:=[.J60]/[.H8]" office:value-type="float" office:value="3.93812217434018" calcext:value-type="float">
            <text:p>3.9381221743</text:p>
          </table:table-cell>
          <table:table-cell table:formula="of:=[.I59]" office:value-type="float" office:value="62.148" calcext:value-type="float">
            <text:p>62.148</text:p>
          </table:table-cell>
          <table:table-cell table:formula="of:=[.J59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3304" calcext:value-type="float">
            <text:p>10.3304</text:p>
          </table:table-cell>
          <table:table-cell table:formula="of:=AVERAGE([.C61:.C67])" office:value-type="float" office:value="10.91402" calcext:value-type="float">
            <text:p>10.914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1]/[.G9]" office:value-type="float" office:value="4.26205449296035" calcext:value-type="float">
            <text:p>4.262054493</text:p>
          </table:table-cell>
          <table:table-cell table:formula="of:=[.J61]/[.H9]" office:value-type="float" office:value="4.51054180785159" calcext:value-type="float">
            <text:p>4.5105418079</text:p>
          </table:table-cell>
          <table:table-cell table:formula="of:=[.I60]" office:value-type="float" office:value="62.148" calcext:value-type="float">
            <text:p>62.148</text:p>
          </table:table-cell>
          <table:table-cell table:formula="of:=[.J60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512" calcext:value-type="float">
            <text:p>10.05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62]/[.G10]" office:value-type="float" office:value="5.69432711319935" calcext:value-type="float">
            <text:p>5.6943271132</text:p>
          </table:table-cell>
          <table:table-cell table:formula="of:=[.J62]/[.H10]" office:value-type="float" office:value="5.11938544610514" calcext:value-type="float">
            <text:p>5.1193854461</text:p>
          </table:table-cell>
          <table:table-cell table:formula="of:=[.I61]" office:value-type="float" office:value="62.148" calcext:value-type="float">
            <text:p>62.148</text:p>
          </table:table-cell>
          <table:table-cell table:formula="of:=[.J61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882" calcext:value-type="float">
            <text:p>16.18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63]/[.G11]" office:value-type="float" office:value="5.81769463599718" calcext:value-type="float">
            <text:p>5.817694636</text:p>
          </table:table-cell>
          <table:table-cell table:formula="of:=[.J63]/[.H11]" office:value-type="float" office:value="5.45272396734394" calcext:value-type="float">
            <text:p>5.4527239673</text:p>
          </table:table-cell>
          <table:table-cell table:formula="of:=[.I62]" office:value-type="float" office:value="62.148" calcext:value-type="float">
            <text:p>62.148</text:p>
          </table:table-cell>
          <table:table-cell table:formula="of:=[.J62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9338" calcext:value-type="float">
            <text:p>11.933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64]/[.G12]" office:value-type="float" office:value="5.92211374140408" calcext:value-type="float">
            <text:p>5.9221137414</text:p>
          </table:table-cell>
          <table:table-cell table:formula="of:=[.J64]/[.H12]" office:value-type="float" office:value="6.33386976230776" calcext:value-type="float">
            <text:p>6.3338697623</text:p>
          </table:table-cell>
          <table:table-cell table:formula="of:=[.I63]" office:value-type="float" office:value="62.148" calcext:value-type="float">
            <text:p>62.148</text:p>
          </table:table-cell>
          <table:table-cell table:formula="of:=[.J63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847" calcext:value-type="float">
            <text:p>10.08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65]/[.G13]" office:value-type="float" office:value="5.91837916328281" calcext:value-type="float">
            <text:p>5.9183791633</text:p>
          </table:table-cell>
          <table:table-cell table:formula="of:=[.J65]/[.H13]" office:value-type="float" office:value="6.61422262764335" calcext:value-type="float">
            <text:p>6.6142226276</text:p>
          </table:table-cell>
          <table:table-cell table:formula="of:=[.I64]" office:value-type="float" office:value="62.148" calcext:value-type="float">
            <text:p>62.148</text:p>
          </table:table-cell>
          <table:table-cell table:formula="of:=[.J64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0595" calcext:value-type="float">
            <text:p>9.1059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I66]/[.G14]" office:value-type="float" office:value="10.0782414548681" calcext:value-type="float">
            <text:p>10.0782414549</text:p>
          </table:table-cell>
          <table:table-cell table:formula="of:=[.J66]/[.H14]" office:value-type="float" office:value="10.560127890337" calcext:value-type="float">
            <text:p>10.5601278903</text:p>
          </table:table-cell>
          <table:table-cell table:formula="of:=[.I65]" office:value-type="float" office:value="62.148" calcext:value-type="float">
            <text:p>62.148</text:p>
          </table:table-cell>
          <table:table-cell table:formula="of:=[.J65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I67]/[.G15]" office:value-type="float" office:value="11.5297278043278" calcext:value-type="float">
            <text:p>11.5297278043</text:p>
          </table:table-cell>
          <table:table-cell table:formula="of:=[.J67]/[.H15]" office:value-type="float" office:value="12.3852326165589" calcext:value-type="float">
            <text:p>12.3852326166</text:p>
          </table:table-cell>
          <table:table-cell table:formula="of:=[.I66]" office:value-type="float" office:value="62.148" calcext:value-type="float">
            <text:p>62.148</text:p>
          </table:table-cell>
          <table:table-cell table:formula="of:=[.J66]" office:value-type="float" office:value="63.25656" calcext:value-type="float">
            <text:p>63.2565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I68]/[.G16]" office:value-type="float" office:value="13.3839218069543" calcext:value-type="float">
            <text:p>13.383921807</text:p>
          </table:table-cell>
          <table:table-cell table:formula="of:=[.J68]/[.H16]" office:value-type="float" office:value="13.7316405839586" calcext:value-type="float">
            <text:p>13.731640584</text:p>
          </table:table-cell>
          <table:table-cell table:formula="of:=[.I67]" office:value-type="float" office:value="62.148" calcext:value-type="float">
            <text:p>62.148</text:p>
          </table:table-cell>
          <table:table-cell table:formula="of:=[.J67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.4035" calcext:value-type="float">
            <text:p>12.4035</text:p>
          </table:table-cell>
          <table:table-cell table:formula="of:=AVERAGE([.C69:.C75])" office:value-type="float" office:value="10.682582" calcext:value-type="float">
            <text:p>10.68258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69]/[.G17]" office:value-type="float" office:value="13.558478958047" calcext:value-type="float">
            <text:p>13.558478958</text:p>
          </table:table-cell>
          <table:table-cell table:formula="of:=[.J69]/[.H17]" office:value-type="float" office:value="14.846755129286" calcext:value-type="float">
            <text:p>14.8467551293</text:p>
          </table:table-cell>
          <table:table-cell table:formula="of:=[.I68]" office:value-type="float" office:value="62.148" calcext:value-type="float">
            <text:p>62.148</text:p>
          </table:table-cell>
          <table:table-cell table:formula="of:=[.J68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33548" calcext:value-type="float">
            <text:p>9.3354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I70]/[.G18]" office:value-type="float" office:value="14.8690524268797" calcext:value-type="float">
            <text:p>14.8690524269</text:p>
          </table:table-cell>
          <table:table-cell table:formula="of:=[.J70]/[.H18]" office:value-type="float" office:value="14.1594966233383" calcext:value-type="float">
            <text:p>14.1594966233</text:p>
          </table:table-cell>
          <table:table-cell table:formula="of:=[.I69]" office:value-type="float" office:value="62.148" calcext:value-type="float">
            <text:p>62.148</text:p>
          </table:table-cell>
          <table:table-cell table:formula="of:=[.J69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22803" calcext:value-type="float">
            <text:p>9.2280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I71]/[.G19]" office:value-type="float" office:value="15.0371064337175" calcext:value-type="float">
            <text:p>15.0371064337</text:p>
          </table:table-cell>
          <table:table-cell table:formula="of:=[.J71]/[.H19]" office:value-type="float" office:value="13.5468451652308" calcext:value-type="float">
            <text:p>13.5468451652</text:p>
          </table:table-cell>
          <table:table-cell table:formula="of:=[.I70]" office:value-type="float" office:value="62.148" calcext:value-type="float">
            <text:p>62.148</text:p>
          </table:table-cell>
          <table:table-cell table:formula="of:=[.J70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3" calcext:value-type="float">
            <text:p>12.87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I72]/[.G20]" office:value-type="float" office:value="12.9320300590419" calcext:value-type="float">
            <text:p>12.932030059</text:p>
          </table:table-cell>
          <table:table-cell table:formula="of:=[.J72]/[.H20]" office:value-type="float" office:value="16.0716643131213" calcext:value-type="float">
            <text:p>16.0716643131</text:p>
          </table:table-cell>
          <table:table-cell table:formula="of:=[.I71]" office:value-type="float" office:value="62.148" calcext:value-type="float">
            <text:p>62.148</text:p>
          </table:table-cell>
          <table:table-cell table:formula="of:=[.J71]" office:value-type="float" office:value="63.25656" calcext:value-type="float">
            <text:p>63.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827" calcext:value-type="float">
            <text:p>8.368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2829" calcext:value-type="float">
            <text:p>11.282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63" calcext:value-type="float">
            <text:p>11.16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938" calcext:value-type="float">
            <text:p>8.21938</text:p>
          </table:table-cell>
          <table:table-cell/>
          <table:table-cell table:formula="of:=AVERAGE([.C77:.C83])" office:value-type="float" office:value="10.494226" calcext:value-type="float">
            <text:p>10.4942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3304" calcext:value-type="float">
            <text:p>11.33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1045" calcext:value-type="float">
            <text:p>8.6104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7492" calcext:value-type="float">
            <text:p>11.749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925" calcext:value-type="float">
            <text:p>11.992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84" calcext:value-type="float">
            <text:p>12.86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8858" calcext:value-type="float">
            <text:p>8.7885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6161" calcext:value-type="float">
            <text:p>7.86161</text:p>
          </table:table-cell>
          <table:table-cell/>
          <table:table-cell table:formula="of:=AVERAGE([.C85:.C91])" office:value-type="float" office:value="10.500848" calcext:value-type="float">
            <text:p>10.50084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1856" calcext:value-type="float">
            <text:p>14.185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0683" calcext:value-type="float">
            <text:p>10.068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3538" calcext:value-type="float">
            <text:p>8.0353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64656" calcext:value-type="float">
            <text:p>9.6465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5684" calcext:value-type="float">
            <text:p>10.568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58" calcext:value-type="float">
            <text:p>12.42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068" calcext:value-type="float">
            <text:p>5.9068</text:p>
          </table:table-cell>
          <table:table-cell table:formula="of:=AVERAGE([.C93:.C99])" office:value-type="float" office:value="6.166552" calcext:value-type="float">
            <text:p>6.16655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6118" calcext:value-type="float">
            <text:p>6.2611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4909" calcext:value-type="float">
            <text:p>9.049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169" calcext:value-type="float">
            <text:p>5.1316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43885" calcext:value-type="float">
            <text:p>6.4388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2005" calcext:value-type="float">
            <text:p>6.2200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00588" calcext:value-type="float">
            <text:p>6.0058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2106" calcext:value-type="float">
            <text:p>7.82106</text:p>
          </table:table-cell>
          <table:table-cell/>
          <table:table-cell table:formula="of:=AVERAGE([.C101:.C107])" office:value-type="float" office:value="5.39024" calcext:value-type="float">
            <text:p>5.390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0329" calcext:value-type="float">
            <text:p>5.403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52673" calcext:value-type="float">
            <text:p>4.5267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.25494" calcext:value-type="float">
            <text:p>7.2549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71467" calcext:value-type="float">
            <text:p>4.7146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05157" calcext:value-type="float">
            <text:p>5.051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507" calcext:value-type="float">
            <text:p>4.415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1748" calcext:value-type="float">
            <text:p>4.61748</text:p>
          </table:table-cell>
          <table:table-cell table:formula="of:=AVERAGE([.C109:.C115])" office:value-type="float" office:value="4.643482" calcext:value-type="float">
            <text:p>4.6434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7273" calcext:value-type="float">
            <text:p>4.8727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15839" calcext:value-type="float">
            <text:p>4.158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2179" calcext:value-type="float">
            <text:p>6.4217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23909" calcext:value-type="float">
            <text:p>5.2390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2972" calcext:value-type="float">
            <text:p>4.3297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4609" calcext:value-type="float">
            <text:p>5.4460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4174" calcext:value-type="float">
            <text:p>3.64174</text:p>
          </table:table-cell>
          <table:table-cell/>
          <table:table-cell table:formula="of:=AVERAGE([.C117:.C123])" office:value-type="float" office:value="4.5837" calcext:value-type="float">
            <text:p>4.583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88681" calcext:value-type="float">
            <text:p>4.8868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.61529" calcext:value-type="float">
            <text:p>5.6152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8256" calcext:value-type="float">
            <text:p>3.825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473" calcext:value-type="float">
            <text:p>3.9447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4607" calcext:value-type="float">
            <text:p>4.6460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311" calcext:value-type="float">
            <text:p>5.653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9212" calcext:value-type="float">
            <text:p>4.09212</text:p>
          </table:table-cell>
          <table:table-cell table:formula="of:=AVERAGE([.C125:.C131])" office:value-type="float" office:value="4.179688" calcext:value-type="float">
            <text:p>4.17968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0308" calcext:value-type="float">
            <text:p>3.6030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65541" calcext:value-type="float">
            <text:p>4.65541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7" calcext:value-type="float">
            <text:p>4.010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2862" calcext:value-type="float">
            <text:p>4.328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4909" calcext:value-type="float">
            <text:p>6.249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.81159" calcext:value-type="float">
            <text:p>3.8115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35256" calcext:value-type="float">
            <text:p>4.35256</text:p>
          </table:table-cell>
          <table:table-cell table:formula="of:=AVERAGE([.C133:.C139])" office:value-type="float" office:value="4.132976" calcext:value-type="float">
            <text:p>4.13297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3174" calcext:value-type="float">
            <text:p>4.4317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6065" calcext:value-type="float">
            <text:p>4.0606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4534" calcext:value-type="float">
            <text:p>4.0453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8697" calcext:value-type="float">
            <text:p>4.4869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77459" calcext:value-type="float">
            <text:p>3.7745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198" calcext:value-type="float">
            <text:p>3.731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4091" calcext:value-type="float">
            <text:p>3.64091</text:p>
          </table:table-cell>
          <table:table-cell/>
          <table:table-cell table:formula="of:=AVERAGE([.C141:.C147])" office:value-type="float" office:value="4.805742" calcext:value-type="float">
            <text:p>4.8057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6222" calcext:value-type="float">
            <text:p>4.9622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72924" calcext:value-type="float">
            <text:p>4.7292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9443" calcext:value-type="float">
            <text:p>4.9944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84923" calcext:value-type="float">
            <text:p>5.84923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48908" calcext:value-type="float">
            <text:p>4.48908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85374" calcext:value-type="float">
            <text:p>4.8537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9438" calcext:value-type="float">
            <text:p>55.9438</text:p>
          </table:table-cell>
          <table:table-cell/>
          <table:table-cell table:formula="of:=AVERAGE([.C150:.C156])" office:value-type="float" office:value="63.25656" calcext:value-type="float">
            <text:p>63.256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3709" calcext:value-type="float">
            <text:p>70.37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.8828" calcext:value-type="float">
            <text:p>64.88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6.5699" calcext:value-type="float">
            <text:p>66.569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5.5367" calcext:value-type="float">
            <text:p>65.536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0121" calcext:value-type="float">
            <text:p>59.012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2813" calcext:value-type="float">
            <text:p>60.281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973" calcext:value-type="float">
            <text:p>25.5973</text:p>
          </table:table-cell>
          <table:table-cell/>
          <table:table-cell table:formula="of:=AVERAGE([.C158:.C164])" office:value-type="float" office:value="32.9704" calcext:value-type="float">
            <text:p>32.97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3711" calcext:value-type="float">
            <text:p>33.37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046" calcext:value-type="float">
            <text:p>27.0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9.9067" calcext:value-type="float">
            <text:p>39.906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479" calcext:value-type="float">
            <text:p>42.04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.1444" calcext:value-type="float">
            <text:p>34.144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3838" calcext:value-type="float">
            <text:p>30.383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7.9301" calcext:value-type="float">
            <text:p>27.9301</text:p>
          </table:table-cell>
          <table:table-cell table:formula="of:=AVERAGE([.C166:.C172])" office:value-type="float" office:value="23.32018" calcext:value-type="float">
            <text:p>23.320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2316" calcext:value-type="float">
            <text:p>21.23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8685" calcext:value-type="float">
            <text:p>22.868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8844" calcext:value-type="float">
            <text:p>20.884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3.6863" calcext:value-type="float">
            <text:p>23.686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386" calcext:value-type="float">
            <text:p>18.838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182" calcext:value-type="float">
            <text:p>29.718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9657" calcext:value-type="float">
            <text:p>21.9657</text:p>
          </table:table-cell>
          <table:table-cell table:formula="of:=AVERAGE([.C174:.C180])" office:value-type="float" office:value="20.28014" calcext:value-type="float">
            <text:p>20.280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0507" calcext:value-type="float">
            <text:p>21.050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124" calcext:value-type="float">
            <text:p>23.51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4819" calcext:value-type="float">
            <text:p>21.481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854" calcext:value-type="float">
            <text:p>18.485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681" calcext:value-type="float">
            <text:p>15.168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" calcext:value-type="float">
            <text:p>18.4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141" calcext:value-type="float">
            <text:p>19.7141</text:p>
          </table:table-cell>
          <table:table-cell/>
          <table:table-cell table:formula="of:=AVERAGE([.C182:.C188])" office:value-type="float" office:value="16.06262" calcext:value-type="float">
            <text:p>16.0626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1664" calcext:value-type="float">
            <text:p>16.166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171" calcext:value-type="float">
            <text:p>12.71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.9577" calcext:value-type="float">
            <text:p>17.957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8161" calcext:value-type="float">
            <text:p>12.816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.943" calcext:value-type="float">
            <text:p>14.9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.4299" calcext:value-type="float">
            <text:p>18.429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957" calcext:value-type="float">
            <text:p>17.6957</text:p>
          </table:table-cell>
          <table:table-cell/>
          <table:table-cell table:formula="of:=AVERAGE([.C190:.C196])" office:value-type="float" office:value="14.02416" calcext:value-type="float">
            <text:p>14.024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585" calcext:value-type="float">
            <text:p>16.958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.7444" calcext:value-type="float">
            <text:p>13.744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64" calcext:value-type="float">
            <text:p>12.6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5476" calcext:value-type="float">
            <text:p>15.547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.2303" calcext:value-type="float">
            <text:p>11.23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788" calcext:value-type="float">
            <text:p>10.978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773" calcext:value-type="float">
            <text:p>13.7773</text:p>
          </table:table-cell>
          <table:table-cell/>
          <table:table-cell table:formula="of:=AVERAGE([.C198:.C204])" office:value-type="float" office:value="12.35628" calcext:value-type="float">
            <text:p>12.356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9509" calcext:value-type="float">
            <text:p>10.95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896" calcext:value-type="float">
            <text:p>10.68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5175" calcext:value-type="float">
            <text:p>11.51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8822" calcext:value-type="float">
            <text:p>10.882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7808" calcext:value-type="float">
            <text:p>12.780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.65" calcext:value-type="float">
            <text:p>15.6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74927" calcext:value-type="float">
            <text:p>9.74927</text:p>
          </table:table-cell>
          <table:table-cell table:formula="of:=AVERAGE([.C206:.C212])" office:value-type="float" office:value="11.60091" calcext:value-type="float">
            <text:p>11.600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007" calcext:value-type="float">
            <text:p>11.100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746" calcext:value-type="float">
            <text:p>8.58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1216" calcext:value-type="float">
            <text:p>14.121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93898" calcext:value-type="float">
            <text:p>9.9389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.094" calcext:value-type="float">
            <text:p>13.09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413" calcext:value-type="float">
            <text:p>15.941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.0767" calcext:value-type="float">
            <text:p>10.0767</text:p>
          </table:table-cell>
          <table:table-cell table:formula="of:=AVERAGE([.C214:.C220])" office:value-type="float" office:value="9.987032" calcext:value-type="float">
            <text:p>9.9870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1343" calcext:value-type="float">
            <text:p>8.313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728" calcext:value-type="float">
            <text:p>8.772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37886" calcext:value-type="float">
            <text:p>8.378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04" calcext:value-type="float">
            <text:p>11.47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2386" calcext:value-type="float">
            <text:p>11.23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4682" calcext:value-type="float">
            <text:p>11.468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87503" calcext:value-type="float">
            <text:p>8.87503</text:p>
          </table:table-cell>
          <table:table-cell table:formula="of:=AVERAGE([.C222:.C228])" office:value-type="float" office:value="9.563718" calcext:value-type="float">
            <text:p>9.56371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2153" calcext:value-type="float">
            <text:p>10.215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793" calcext:value-type="float">
            <text:p>7.97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49988" calcext:value-type="float">
            <text:p>9.4998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482" calcext:value-type="float">
            <text:p>10.74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2838" calcext:value-type="float">
            <text:p>8.0283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6488" calcext:value-type="float">
            <text:p>5.96488</text:p>
          </table:table-cell>
          <table:table-cell table:formula="of:=AVERAGE([.C230:.C236])" office:value-type="float" office:value="5.990132" calcext:value-type="float">
            <text:p>5.9901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0168" calcext:value-type="float">
            <text:p>4.701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23074" calcext:value-type="float">
            <text:p>5.2307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61954" calcext:value-type="float">
            <text:p>6.619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8496" calcext:value-type="float">
            <text:p>5.849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3155" calcext:value-type="float">
            <text:p>6.531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859" calcext:value-type="float">
            <text:p>6.285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43771" calcext:value-type="float">
            <text:p>4.43771</text:p>
          </table:table-cell>
          <table:table-cell table:formula="of:=AVERAGE([.C238:.C244])" office:value-type="float" office:value="5.107418" calcext:value-type="float">
            <text:p>5.10741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36904" calcext:value-type="float">
            <text:p>4.3690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93595" calcext:value-type="float">
            <text:p>4.9359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2339" calcext:value-type="float">
            <text:p>5.4233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1889" calcext:value-type="float">
            <text:p>4.2188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.371" calcext:value-type="float">
            <text:p>6.37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3644" calcext:value-type="float">
            <text:p>6.636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8088" calcext:value-type="float">
            <text:p>4.88088</text:p>
          </table:table-cell>
          <table:table-cell table:formula="of:=AVERAGE([.C246:.C252])" office:value-type="float" office:value="4.606628" calcext:value-type="float">
            <text:p>4.60662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29392" calcext:value-type="float">
            <text:p>4.2939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8984" calcext:value-type="float">
            <text:p>4.6898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8651" calcext:value-type="float">
            <text:p>4.3865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8232" calcext:value-type="float">
            <text:p>4.0823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78199" calcext:value-type="float">
            <text:p>4.7819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50836" calcext:value-type="float">
            <text:p>5.5083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71741" calcext:value-type="float">
            <text:p>4.71741</text:p>
          </table:table-cell>
          <table:table-cell table:formula="of:=AVERAGE([.C254:.C260])" office:value-type="float" office:value="4.260632" calcext:value-type="float">
            <text:p>4.26063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1628" calcext:value-type="float">
            <text:p>4.162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171" calcext:value-type="float">
            <text:p>3.941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7521" calcext:value-type="float">
            <text:p>5.4752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9771" calcext:value-type="float">
            <text:p>3.8977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292" calcext:value-type="float">
            <text:p>3.9429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53832" calcext:value-type="float">
            <text:p>4.538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812" calcext:value-type="float">
            <text:p>4.3812</text:p>
          </table:table-cell>
          <table:table-cell table:formula="of:=AVERAGE([.C262:.C268])" office:value-type="float" office:value="4.46743" calcext:value-type="float">
            <text:p>4.4674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85965" calcext:value-type="float">
            <text:p>4.8596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175" calcext:value-type="float">
            <text:p>4.17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55905" calcext:value-type="float">
            <text:p>4.5590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6679" calcext:value-type="float">
            <text:p>3.7667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5906" calcext:value-type="float">
            <text:p>6.0590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6225" calcext:value-type="float">
            <text:p>4.3622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19235" calcext:value-type="float">
            <text:p>4.19235</text:p>
          </table:table-cell>
          <table:table-cell table:formula="of:=AVERAGE([.C270:.C276])" office:value-type="float" office:value="4.669468" calcext:value-type="float">
            <text:p>4.66946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7266" calcext:value-type="float">
            <text:p>5.7726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3049" calcext:value-type="float">
            <text:p>4.7304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.19289" calcext:value-type="float">
            <text:p>5.1928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6147" calcext:value-type="float">
            <text:p>4.06147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5666" calcext:value-type="float">
            <text:p>4.4566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7495" calcext:value-type="float">
            <text:p>4.7749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774" calcext:value-type="float">
            <text:p>3.7774</text:p>
          </table:table-cell>
          <table:table-cell/>
          <table:table-cell table:formula="of:=AVERAGE([.C278:.C284])" office:value-type="float" office:value="3.935906" calcext:value-type="float">
            <text:p>3.9359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15264" calcext:value-type="float">
            <text:p>4.1526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79067" calcext:value-type="float">
            <text:p>3.7906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762" calcext:value-type="float">
            <text:p>5.376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183" calcext:value-type="float">
            <text:p>3.8818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97025" calcext:value-type="float">
            <text:p>3.9702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414" calcext:value-type="float">
            <text:p>3.884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3:12.180727178</meta:creation-date>
    <meta:generator>LibreOffice/5.1.6.2$Linux_X86_64 LibreOffice_project/10m0$Build-2</meta:generator>
    <dc:date>2018-03-24T17:18:22.414811586</dc:date>
    <meta:editing-duration>PT1H13M34S</meta:editing-duration>
    <meta:editing-cycles>29</meta:editing-cycles>
    <meta:document-statistic meta:table-count="1" meta:cell-count="9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51cm" svg:height="11.715cm" xlink:href=".." xlink:type="simple" chart:class="chart:scatter" chart:style-name="ch1">
        <chart:title svg:x="8.219cm" svg:y="0.37cm" chart:style-name="ch2">
          <text:p>XeonPHI</text:p>
        </chart:title>
        <chart:subtitle svg:x="7.663cm" svg:y="1.383cm" chart:style-name="ch3">
          <text:p>Completion Time</text:p>
        </chart:subtitle>
        <chart:legend chart:legend-position="end" svg:x="14.593cm" svg:y="5.06cm" style:legend-expansion="high" chart:style-name="ch4"/>
        <chart:plot-area chart:style-name="ch5" table:cell-range-address="Sheet1.F3:Sheet1.I20" chart:data-source-has-labels="row" svg:x="1.378cm" svg:y="2.3cm" svg:width="12.848cm" svg:height="8.2cm">
          <chartooo:coordinate-region svg:x="1.999cm" svg:y="2.5cm" svg:width="12.04cm" svg:height="7.353cm"/>
          <chart:axis chart:dimension="x" chart:name="primary-x" chart:style-name="ch6">
            <chart:title svg:x="6.369cm" svg:y="10.734cm" chart:style-name="ch7">
              <text:p>Number of Workers</text:p>
            </chart:title>
          </chart:axis>
          <chart:axis chart:dimension="y" chart:name="primary-y" chart:style-name="ch6">
            <chart:title svg:x="0.451cm" svg:y="7.661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20" chart:label-cell-address="Sheet1.G3:Sheet1.G3" chart:class="chart:scatter">
            <chart:domain table:cell-range-address="Sheet1.F4:Sheet1.F20"/>
            <chart:data-point chart:repeated="17"/>
          </chart:series>
          <chart:series chart:style-name="ch11" chart:values-cell-range-address="Sheet1.H4:Sheet1.H20" chart:label-cell-address="Sheet1.H3:Sheet1.H3" chart:class="chart:scatter">
            <chart:data-point chart:repeated="17"/>
          </chart:series>
          <chart:series chart:style-name="ch12" chart:values-cell-range-address="Sheet1.I4:Sheet1.I20" chart:label-cell-address="Sheet1.I3:Sheet1.I3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20</svg:desc>
                </draw:g>
              </table:table-cell>
              <table:table-cell office:value-type="float" office:value="62.148">
                <text:p>62.148</text:p>
                <draw:g>
                  <svg:desc>Sheet1.G4:Sheet1.G20</svg:desc>
                </draw:g>
              </table:table-cell>
              <table:table-cell office:value-type="float" office:value="63.25656">
                <text:p>63.25656</text:p>
                <draw:g>
                  <svg:desc>Sheet1.H4:Sheet1.H20</svg:desc>
                </draw:g>
              </table:table-cell>
              <table:table-cell office:value-type="float" office:value="63.30264">
                <text:p>63.30264</text:p>
                <draw:g>
                  <svg:desc>Sheet1.I4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9133">
                <text:p>33.9133</text:p>
              </table:table-cell>
              <table:table-cell office:value-type="float" office:value="32.9704">
                <text:p>32.970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.29696">
                <text:p>22.29696</text:p>
              </table:table-cell>
              <table:table-cell office:value-type="float" office:value="23.32018">
                <text:p>23.320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45844">
                <text:p>17.45844</text:p>
              </table:table-cell>
              <table:table-cell office:value-type="float" office:value="20.28014">
                <text:p>20.28014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53972">
                <text:p>15.53972</text:p>
              </table:table-cell>
              <table:table-cell office:value-type="float" office:value="16.06262">
                <text:p>16.0626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5817">
                <text:p>14.5817</text:p>
              </table:table-cell>
              <table:table-cell office:value-type="float" office:value="14.02416">
                <text:p>14.02416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91402">
                <text:p>10.91402</text:p>
              </table:table-cell>
              <table:table-cell office:value-type="float" office:value="12.35628">
                <text:p>12.35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682582">
                <text:p>10.682582</text:p>
              </table:table-cell>
              <table:table-cell office:value-type="float" office:value="11.60091">
                <text:p>11.60091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494226">
                <text:p>10.494226</text:p>
              </table:table-cell>
              <table:table-cell office:value-type="float" office:value="9.987032">
                <text:p>9.9870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500848">
                <text:p>10.500848</text:p>
              </table:table-cell>
              <table:table-cell office:value-type="float" office:value="9.563718">
                <text:p>9.5637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.166552">
                <text:p>6.166552</text:p>
              </table:table-cell>
              <table:table-cell office:value-type="float" office:value="5.990132">
                <text:p>5.9901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.39024">
                <text:p>5.39024</text:p>
              </table:table-cell>
              <table:table-cell office:value-type="float" office:value="5.107418">
                <text:p>5.10741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.643482">
                <text:p>4.643482</text:p>
              </table:table-cell>
              <table:table-cell office:value-type="float" office:value="4.606628">
                <text:p>4.60662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.5837">
                <text:p>4.5837</text:p>
              </table:table-cell>
              <table:table-cell office:value-type="float" office:value="4.260632">
                <text:p>4.260632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.179688">
                <text:p>4.179688</text:p>
              </table:table-cell>
              <table:table-cell office:value-type="float" office:value="4.46743">
                <text:p>4.46743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4.132976">
                <text:p>4.132976</text:p>
              </table:table-cell>
              <table:table-cell office:value-type="float" office:value="4.669468">
                <text:p>4.669468</text:p>
              </table:table-cell>
              <table:table-cell office:value-type="float" office:value="63.30264">
                <text:p>63.30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.805742">
                <text:p>4.805742</text:p>
              </table:table-cell>
              <table:table-cell office:value-type="float" office:value="3.935906">
                <text:p>3.935906</text:p>
              </table:table-cell>
              <table:table-cell office:value-type="float" office:value="63.30264">
                <text:p>63.30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935cm" xlink:href=".." xlink:type="simple" chart:class="chart:scatter" chart:style-name="ch1">
        <chart:title svg:x="7.036cm" svg:y="0.334cm" chart:style-name="ch2">
          <text:p>XeonPHI</text:p>
        </chart:title>
        <chart:subtitle svg:x="7.154cm" svg:y="1.311cm" chart:style-name="ch3">
          <text:p>Speedup</text:p>
        </chart:subtitle>
        <chart:legend chart:legend-position="end" svg:x="12.439cm" svg:y="4.17cm" style:legend-expansion="high" chart:style-name="ch4"/>
        <chart:plot-area chart:style-name="ch5" table:cell-range-address="Sheet1.F30:Sheet1.I47" chart:data-source-has-labels="row" svg:x="1.33cm" svg:y="2.192cm" svg:width="10.79cm" svg:height="6.564cm">
          <chartooo:coordinate-region svg:x="1.951cm" svg:y="2.391cm" svg:width="9.982cm" svg:height="5.718cm"/>
          <chart:axis chart:dimension="x" chart:name="primary-x" chart:style-name="ch6">
            <chart:title svg:x="5.292cm" svg:y="8.954cm" chart:style-name="ch7">
              <text:p>Number of Workers</text:p>
            </chart:title>
          </chart:axis>
          <chart:axis chart:dimension="y" chart:name="primary-y" chart:style-name="ch6">
            <chart:title svg:x="0.451cm" svg:y="6.193cm" chart:style-name="ch8">
              <text:p>Speedup</text:p>
            </chart:title>
            <chart:grid chart:style-name="ch9" chart:class="major"/>
          </chart:axis>
          <chart:series chart:style-name="ch10" chart:values-cell-range-address="Sheet1.G31:Sheet1.G47" chart:label-cell-address="Sheet1.G30:Sheet1.G30" chart:class="chart:scatter">
            <chart:domain table:cell-range-address="Sheet1.F31:Sheet1.F47"/>
            <chart:data-point chart:repeated="17"/>
          </chart:series>
          <chart:series chart:style-name="ch11" chart:values-cell-range-address="Sheet1.H31:Sheet1.H47" chart:label-cell-address="Sheet1.H30:Sheet1.H30" chart:class="chart:scatter">
            <chart:data-point chart:repeated="17"/>
          </chart:series>
          <chart:series chart:style-name="ch12" chart:values-cell-range-address="Sheet1.I31:Sheet1.I47" chart:label-cell-address="Sheet1.I30:Sheet1.I3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0:Sheet1.G30</svg:desc>
                </draw:g>
              </table:table-cell>
              <table:table-cell office:value-type="string">
                <text:p>Threads</text:p>
                <draw:g>
                  <svg:desc>Sheet1.H30:Sheet1.H30</svg:desc>
                </draw:g>
              </table:table-cell>
              <table:table-cell office:value-type="string">
                <text:p>Ideal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1:Sheet1.F47</svg:desc>
                </draw:g>
              </table:table-cell>
              <table:table-cell office:value-type="float" office:value="1.01857887623093">
                <text:p>1.01857887623093</text:p>
                <draw:g>
                  <svg:desc>Sheet1.G31:Sheet1.G47</svg:desc>
                </draw:g>
              </table:table-cell>
              <table:table-cell office:value-type="float" office:value="1.00072846199667">
                <text:p>1.00072846199667</text:p>
                <draw:g>
                  <svg:desc>Sheet1.H31:Sheet1.H47</svg:desc>
                </draw:g>
              </table:table-cell>
              <table:table-cell office:value-type="float" office:value="1">
                <text:p>1</text:p>
                <draw:g>
                  <svg:desc>Sheet1.I31:Sheet1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660218852191">
                <text:p>1.86660218852191</text:p>
              </table:table-cell>
              <table:table-cell office:value-type="float" office:value="1.9199839856356">
                <text:p>1.9199839856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0704383019">
                <text:p>2.8390704383019</text:p>
              </table:table-cell>
              <table:table-cell office:value-type="float" office:value="2.71450048841819">
                <text:p>2.7145004884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2590472000935">
                <text:p>3.62590472000935</text:p>
              </table:table-cell>
              <table:table-cell office:value-type="float" office:value="3.12141040446466">
                <text:p>3.12141040446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736023557696">
                <text:p>4.0736023557696</text:p>
              </table:table-cell>
              <table:table-cell office:value-type="float" office:value="3.94099094668242">
                <text:p>3.94099094668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4123867587456">
                <text:p>4.34123867587456</text:p>
              </table:table-cell>
              <table:table-cell office:value-type="float" office:value="4.513827566143">
                <text:p>4.513827566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0012131185393">
                <text:p>5.80012131185393</text:p>
              </table:table-cell>
              <table:table-cell office:value-type="float" office:value="5.12311472384893">
                <text:p>5.12311472384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2578086458873">
                <text:p>5.92578086458873</text:p>
              </table:table-cell>
              <table:table-cell office:value-type="float" office:value="5.45669606953248">
                <text:p>5.4566960695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3213995963113">
                <text:p>6.03213995963113</text:p>
              </table:table-cell>
              <table:table-cell office:value-type="float" office:value="6.33848374572145">
                <text:p>6.33848374572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833599724518">
                <text:p>6.02833599724518</text:p>
              </table:table-cell>
              <table:table-cell office:value-type="float" office:value="6.6190408374651">
                <text:p>6.6190408374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.2654838554836">
                <text:p>10.2654838554836</text:p>
              </table:table-cell>
              <table:table-cell office:value-type="float" office:value="10.5678205421851">
                <text:p>10.56782054218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.7439371901808">
                <text:p>11.7439371901808</text:p>
              </table:table-cell>
              <table:table-cell office:value-type="float" office:value="12.39425478784">
                <text:p>12.394254787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3.6325800336902">
                <text:p>13.6325800336902</text:p>
              </table:table-cell>
              <table:table-cell office:value-type="float" office:value="13.7416435622759">
                <text:p>13.74164356227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8103802604883">
                <text:p>13.8103802604883</text:p>
              </table:table-cell>
              <table:table-cell office:value-type="float" office:value="14.8575704261715">
                <text:p>14.85757042617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5.14530271159">
                <text:p>15.14530271159</text:p>
              </table:table-cell>
              <table:table-cell office:value-type="float" office:value="14.1698112785203">
                <text:p>14.1698112785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5.3164789730209">
                <text:p>15.3164789730209</text:p>
              </table:table-cell>
              <table:table-cell office:value-type="float" office:value="13.5567135271084">
                <text:p>13.55671352710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3.1722926449235">
                <text:p>13.1722926449235</text:p>
              </table:table-cell>
              <table:table-cell office:value-type="float" office:value="16.0833719097966">
                <text:p>16.0833719097966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title svg:x="6.969cm" svg:y="0.316cm" chart:style-name="ch2">
          <text:p>Xeon PHI</text:p>
        </chart:title>
        <chart:subtitle svg:x="7.049cm" svg:y="1.275cm" chart:style-name="ch3">
          <text:p>Scalability</text:p>
        </chart:subtitle>
        <chart:legend chart:legend-position="end" svg:x="12.438cm" svg:y="3.955cm" style:legend-expansion="high" chart:style-name="ch4"/>
        <chart:plot-area chart:style-name="ch5" table:cell-range-address="Sheet1.F55:Sheet1.H72" chart:data-source-has-labels="row" svg:x="1.33cm" svg:y="2.138cm" svg:width="10.789cm" svg:height="5.707cm">
          <chartooo:coordinate-region svg:x="1.766cm" svg:y="2.337cm" svg:width="9.981cm" svg:height="4.861cm"/>
          <chart:axis chart:dimension="x" chart:name="primary-x" chart:style-name="ch6">
            <chart:title svg:x="5.291cm" svg:y="8.025cm" chart:style-name="ch7">
              <text:p>Number of Workers</text:p>
            </chart:title>
          </chart:axis>
          <chart:axis chart:dimension="y" chart:name="primary-y" chart:style-name="ch6">
            <chart:title svg:x="0.451cm" svg:y="5.789cm" chart:style-name="ch8">
              <text:p>Scalability</text:p>
            </chart:title>
            <chart:grid chart:style-name="ch9" chart:class="major"/>
          </chart:axis>
          <chart:series chart:style-name="ch10" chart:values-cell-range-address="Sheet1.G56:Sheet1.G72" chart:label-cell-address="Sheet1.G55:Sheet1.G55" chart:class="chart:scatter">
            <chart:domain table:cell-range-address="Sheet1.F56:Sheet1.F72"/>
            <chart:data-point chart:repeated="17"/>
          </chart:series>
          <chart:series chart:style-name="ch11" chart:values-cell-range-address="Sheet1.H56:Sheet1.H72" chart:label-cell-address="Sheet1.H55:Sheet1.H55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55:Sheet1.G55</svg:desc>
                </draw:g>
              </table:table-cell>
              <table:table-cell office:value-type="string">
                <text:p>Threads</text:p>
                <draw:g>
                  <svg:desc>Sheet1.H55:Sheet1.H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56:Sheet1.F72</svg:desc>
                </draw:g>
              </table:table-cell>
              <table:table-cell office:value-type="float" office:value="1">
                <text:p>1</text:p>
                <draw:g>
                  <svg:desc>Sheet1.G56:Sheet1.G72</svg:desc>
                </draw:g>
              </table:table-cell>
              <table:table-cell office:value-type="float" office:value="1">
                <text:p>1</text:p>
                <draw:g>
                  <svg:desc>Sheet1.H56:Sheet1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255536913246">
                <text:p>1.83255536913246</text:p>
              </table:table-cell>
              <table:table-cell office:value-type="float" office:value="1.91858636837891">
                <text:p>1.91858636837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8728580039611">
                <text:p>2.78728580039611</text:p>
              </table:table-cell>
              <table:table-cell office:value-type="float" office:value="2.71252451739223">
                <text:p>2.71252451739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976822671441">
                <text:p>3.55976822671441</text:p>
              </table:table-cell>
              <table:table-cell office:value-type="float" office:value="3.11913823080117">
                <text:p>3.11913823080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99929985868471">
                <text:p>3.99929985868471</text:p>
              </table:table-cell>
              <table:table-cell office:value-type="float" office:value="3.93812217434018">
                <text:p>3.93812217434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26205449296035">
                <text:p>4.26205449296035</text:p>
              </table:table-cell>
              <table:table-cell office:value-type="float" office:value="4.51054180785159">
                <text:p>4.5105418078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69432711319935">
                <text:p>5.69432711319935</text:p>
              </table:table-cell>
              <table:table-cell office:value-type="float" office:value="5.11938544610514">
                <text:p>5.11938544610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1769463599718">
                <text:p>5.81769463599718</text:p>
              </table:table-cell>
              <table:table-cell office:value-type="float" office:value="5.45272396734394">
                <text:p>5.45272396734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92211374140408">
                <text:p>5.92211374140408</text:p>
              </table:table-cell>
              <table:table-cell office:value-type="float" office:value="6.33386976230776">
                <text:p>6.3338697623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91837916328281">
                <text:p>5.91837916328281</text:p>
              </table:table-cell>
              <table:table-cell office:value-type="float" office:value="6.61422262764335">
                <text:p>6.6142226276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.0782414548681">
                <text:p>10.0782414548681</text:p>
              </table:table-cell>
              <table:table-cell office:value-type="float" office:value="10.560127890337">
                <text:p>10.560127890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.5297278043278">
                <text:p>11.5297278043278</text:p>
              </table:table-cell>
              <table:table-cell office:value-type="float" office:value="12.3852326165589">
                <text:p>12.3852326165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3.3839218069543">
                <text:p>13.3839218069543</text:p>
              </table:table-cell>
              <table:table-cell office:value-type="float" office:value="13.7316405839586">
                <text:p>13.7316405839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.558478958047">
                <text:p>13.558478958047</text:p>
              </table:table-cell>
              <table:table-cell office:value-type="float" office:value="14.846755129286">
                <text:p>14.846755129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4.8690524268797">
                <text:p>14.8690524268797</text:p>
              </table:table-cell>
              <table:table-cell office:value-type="float" office:value="14.1594966233383">
                <text:p>14.1594966233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5.0371064337175">
                <text:p>15.0371064337175</text:p>
              </table:table-cell>
              <table:table-cell office:value-type="float" office:value="13.5468451652308">
                <text:p>13.5468451652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.9320300590419">
                <text:p>12.9320300590419</text:p>
              </table:table-cell>
              <table:table-cell office:value-type="float" office:value="16.0716643131213">
                <text:p>16.0716643131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934cm" xlink:href=".." xlink:type="simple" chart:class="chart:scatter" chart:style-name="ch1">
        <chart:title svg:x="7.036cm" svg:y="0.334cm" chart:style-name="ch2">
          <text:p>XeonPHI</text:p>
        </chart:title>
        <chart:subtitle svg:x="5.527cm" svg:y="1.311cm" chart:style-name="ch3">
          <text:p>Speedup (up to 10 workers)</text:p>
        </chart:subtitle>
        <chart:legend chart:legend-position="end" svg:x="12.438cm" svg:y="4.17cm" style:legend-expansion="high" chart:style-name="ch4"/>
        <chart:plot-area chart:style-name="ch5" table:cell-range-address="Sheet1.F30:Sheet1.I40" chart:data-source-has-labels="row" svg:x="1.33cm" svg:y="2.192cm" svg:width="10.789cm" svg:height="6.563cm">
          <chartooo:coordinate-region svg:x="1.766cm" svg:y="2.391cm" svg:width="9.981cm" svg:height="5.717cm"/>
          <chart:axis chart:dimension="x" chart:name="primary-x" chart:style-name="ch6">
            <chart:title svg:x="5.291cm" svg:y="8.953cm" chart:style-name="ch7">
              <text:p>Number of Workers</text:p>
            </chart:title>
          </chart:axis>
          <chart:axis chart:dimension="y" chart:name="primary-y" chart:style-name="ch6">
            <chart:title svg:x="0.451cm" svg:y="6.192cm" chart:style-name="ch8">
              <text:p>Speedup</text:p>
            </chart:title>
            <chart:grid chart:style-name="ch9" chart:class="major"/>
          </chart:axis>
          <chart:series chart:style-name="ch10" chart:values-cell-range-address="Sheet1.G31:Sheet1.G40" chart:label-cell-address="Sheet1.G30:Sheet1.G30" chart:class="chart:scatter">
            <chart:domain table:cell-range-address="Sheet1.F31:Sheet1.F40"/>
            <chart:data-point chart:repeated="10"/>
          </chart:series>
          <chart:series chart:style-name="ch11" chart:values-cell-range-address="Sheet1.H31:Sheet1.H40" chart:label-cell-address="Sheet1.H30:Sheet1.H30" chart:class="chart:scatter">
            <chart:data-point chart:repeated="10"/>
          </chart:series>
          <chart:series chart:style-name="ch12" chart:values-cell-range-address="Sheet1.I31:Sheet1.I40" chart:label-cell-address="Sheet1.I30:Sheet1.I30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0:Sheet1.G30</svg:desc>
                </draw:g>
              </table:table-cell>
              <table:table-cell office:value-type="string">
                <text:p>Threads</text:p>
                <draw:g>
                  <svg:desc>Sheet1.H30:Sheet1.H30</svg:desc>
                </draw:g>
              </table:table-cell>
              <table:table-cell office:value-type="string">
                <text:p>Ideal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1:Sheet1.F40</svg:desc>
                </draw:g>
              </table:table-cell>
              <table:table-cell office:value-type="float" office:value="1.01857887623093">
                <text:p>1.01857887623093</text:p>
                <draw:g>
                  <svg:desc>Sheet1.G31:Sheet1.G40</svg:desc>
                </draw:g>
              </table:table-cell>
              <table:table-cell office:value-type="float" office:value="1.00072846199667">
                <text:p>1.00072846199667</text:p>
                <draw:g>
                  <svg:desc>Sheet1.H31:Sheet1.H40</svg:desc>
                </draw:g>
              </table:table-cell>
              <table:table-cell office:value-type="float" office:value="1">
                <text:p>1</text:p>
                <draw:g>
                  <svg:desc>Sheet1.I31:Sheet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660218852191">
                <text:p>1.86660218852191</text:p>
              </table:table-cell>
              <table:table-cell office:value-type="float" office:value="1.9199839856356">
                <text:p>1.9199839856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0704383019">
                <text:p>2.8390704383019</text:p>
              </table:table-cell>
              <table:table-cell office:value-type="float" office:value="2.71450048841819">
                <text:p>2.71450048841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2590472000935">
                <text:p>3.62590472000935</text:p>
              </table:table-cell>
              <table:table-cell office:value-type="float" office:value="3.12141040446466">
                <text:p>3.12141040446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736023557696">
                <text:p>4.0736023557696</text:p>
              </table:table-cell>
              <table:table-cell office:value-type="float" office:value="3.94099094668242">
                <text:p>3.94099094668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4123867587456">
                <text:p>4.34123867587456</text:p>
              </table:table-cell>
              <table:table-cell office:value-type="float" office:value="4.513827566143">
                <text:p>4.513827566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80012131185393">
                <text:p>5.80012131185393</text:p>
              </table:table-cell>
              <table:table-cell office:value-type="float" office:value="5.12311472384893">
                <text:p>5.12311472384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2578086458873">
                <text:p>5.92578086458873</text:p>
              </table:table-cell>
              <table:table-cell office:value-type="float" office:value="5.45669606953248">
                <text:p>5.45669606953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3213995963113">
                <text:p>6.03213995963113</text:p>
              </table:table-cell>
              <table:table-cell office:value-type="float" office:value="6.33848374572145">
                <text:p>6.33848374572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833599724518">
                <text:p>6.02833599724518</text:p>
              </table:table-cell>
              <table:table-cell office:value-type="float" office:value="6.6190408374651">
                <text:p>6.619040837465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